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MFG/sheet_edit.py" manifest:media-type=""/>
  <manifest:file-entry manifest:full-path="Scripts/python/MFG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6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6"/>
        <table:table-column table:style-name="co6" table:default-cell-style-name="ce3"/>
        <table:table-column table:style-name="co1" table:number-columns-repeated="2" table:default-cell-style-name="ce3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Mon Jun 17 14:27:31 2024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298748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20654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142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817561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78000</text:p>
          </table:table-cell>
          <table:table-cell office:value-type="string" calcext:value-type="string">
            <text:p>486415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FOWLER, LILLY MARIE</text:p>
          </table:table-cell>
          <table:table-cell office:value-type="string" calcext:value-type="string">
            <text:p>793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297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56979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526288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442199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502961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806919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3391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68817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1164392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87748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1121376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443364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1208393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1255654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ROLLING WINGS LLC</text:p>
          </table:table-cell>
          <table:table-cell office:value-type="string" calcext:value-type="string">
            <text:p>2995</text:p>
          </table:table-cell>
          <table:table-cell office:value-type="date" office:date-value="2023-08-23" calcext:value-type="date">
            <text:p>08/23/23</text:p>
          </table:table-cell>
          <table:table-cell office:value-type="string" calcext:value-type="string">
            <text:p>1590000</text:p>
          </table:table-cell>
          <table:table-cell office:value-type="string" calcext:value-type="string">
            <text:p>1456786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PATEL, PARU ATUL</text:p>
          </table:table-cell>
          <table:table-cell office:value-type="string" calcext:value-type="string">
            <text:p>1139</text:p>
          </table:table-cell>
          <table:table-cell office:value-type="date" office:date-value="2024-06-05" calcext:value-type="date">
            <text:p>06/05/24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1189464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table:table-column table:style-name="co1" table:default-cell-style-name="ce3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info" table:style-name="ta1">
        <table:table-column table:style-name="co1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key_in_box_status</text:p>
          </table:table-cell>
          <table:table-cell office:value-type="string" calcext:value-type="string">
            <text:p>vents_inspected</text:p>
          </table:table-cell>
          <table:table-cell table:style-name="Default" office:value-type="string" calcext:value-type="string">
            <text:p>hwh_exp_date</text:p>
          </table:table-cell>
          <table:table-cell office:value-type="string" calcext:value-type="string">
            <text:p>rent_status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7-10-13" calcext:value-type="date">
            <text:p>10/13/27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6-04-20" calcext:value-type="date">
            <text:p>04/20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3-12-19" calcext:value-type="date">
            <text:p>12/19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4-06" calcext:value-type="date">
            <text:p>04/06/22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8" calcext:value-type="date">
            <text:p>02/28/28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7-15" calcext:value-type="date">
            <text:p>07/15/22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3-09" calcext:value-type="date">
            <text:p>03/09/28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07" calcext:value-type="date">
            <text:p>07/07/21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24" calcext:value-type="date">
            <text:p>04/24/22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2" calcext:value-type="date">
            <text:p>12/02/19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14" calcext:value-type="date">
            <text:p>04/14/22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3-05-23" calcext:value-type="date">
            <text:p>05/23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7-19" calcext:value-type="date">
            <text:p>07/19/1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5-16" calcext:value-type="date">
            <text:p>05/1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2-17" calcext:value-type="date">
            <text:p>02/17/22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8-21" calcext:value-type="date">
            <text:p>08/21/24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1-18" calcext:value-type="date">
            <text:p>01/18/22</text:p>
          </table:table-cell>
          <table:table-cell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31" calcext:value-type="date">
            <text:p>01/31/24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8" calcext:value-type="date">
            <text:p>06/18/26</text:p>
          </table:table-cell>
          <table:table-cell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2-22" calcext:value-type="date">
            <text:p>02/22/21</text:p>
          </table:table-cell>
          <table:table-cell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1999-01-01" calcext:value-type="date">
            <text:p>01/01/99</text:p>
          </table:table-cell>
          <table:table-cell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7-12" calcext:value-type="date">
            <text:p>07/12/23</text:p>
          </table:table-cell>
          <table:table-cell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7-20" calcext:value-type="date">
            <text:p>07/20/20</text:p>
          </table:table-cell>
          <table:table-cell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9-05" calcext:value-type="date">
            <text:p>09/05/23</text:p>
          </table:table-cell>
          <table:table-cell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5-01-16" calcext:value-type="date">
            <text:p>01/16/25</text:p>
          </table:table-cell>
          <table:table-cell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9-03" calcext:value-type="date">
            <text:p>09/03/20</text:p>
          </table:table-cell>
          <table:table-cell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6" calcext:value-type="date">
            <text:p>01/26/21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9-30" calcext:value-type="date">
            <text:p>09/30/26</text:p>
          </table:table-cell>
          <table:table-cell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10-24" calcext:value-type="date">
            <text:p>10/24/23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9" calcext:value-type="date">
            <text:p>06/19/26</text:p>
          </table:table-cell>
          <table:table-cell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4" calcext:value-type="date">
            <text:p>02/24/28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15" calcext:value-type="date">
            <text:p>10/15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3-20" calcext:value-type="date">
            <text:p>03/20/22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7-12" calcext:value-type="date">
            <text:p>07/12/27</text:p>
          </table:table-cell>
          <table:table-cell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3-21" calcext:value-type="date">
            <text:p>03/21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31" calcext:value-type="date">
            <text:p>07/31/21</text:p>
          </table:table-cell>
          <table:table-cell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06" calcext:value-type="date">
            <text:p>10/06/26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6-04-21" calcext:value-type="date">
            <text:p>04/21/1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1-31" calcext:value-type="date">
            <text:p>01/31/11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11-12" calcext:value-type="date">
            <text:p>11/12/24</text:p>
          </table:table-cell>
          <table:table-cell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3-21" calcext:value-type="date">
            <text:p>03/21/19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3" calcext:value-type="date">
            <text:p>08/13/20</text:p>
          </table:table-cell>
          <table:table-cell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3-06-28" calcext:value-type="date">
            <text:p>06/28/13</text:p>
          </table:table-cell>
          <table:table-cell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9-22" calcext:value-type="date">
            <text:p>09/22/27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4" calcext:value-type="date">
            <text:p>08/14/20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11-15" calcext:value-type="date">
            <text:p>11/15/27</text:p>
          </table:table-cell>
          <table:table-cell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9-05" calcext:value-type="date">
            <text:p>09/05/24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7-28" calcext:value-type="date">
            <text:p>07/28/19</text:p>
          </table:table-cell>
          <table:table-cell/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0" table:data-type="automatic"/>
          </table:sort>
        </table:database-range>
        <table:database-range table:name="__Anonymous_Sheet_DB__10" table:target-range-address="info.A1:info.E7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12:00:36.5862534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4-06-21T12:04:28.481886408</dc:date>
    <meta:editing-duration>P3DT23H3M9S</meta:editing-duration>
    <meta:editing-cycles>121</meta:editing-cycles>
    <meta:generator>LibreOffice/24.2.4.2$Linux_X86_64 LibreOffice_project/420$Build-2</meta:generator>
    <meta:document-statistic meta:table-count="11" meta:cell-count="1316" meta:object-count="1"/>
  </office:meta>
</office:document-meta>
</file>